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2.828cm" fo:min-width="4.138cm" fo:padding-top="0.225cm" fo:padding-bottom="0.225cm" fo:padding-left="0.35cm" fo:padding-right="0.35cm" fo:wrap-option="no-wrap"/>
      <style:paragraph-properties style:writing-mode="lr-tb"/>
    </style:style>
    <style:style style:name="gr6"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7"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0.757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02cm" fo:padding-top="0.15cm" fo:padding-bottom="0.15cm" fo:padding-left="0.275cm" fo:padding-right="0.275cm"/>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text-align="center" style:writing-mode="lr-tb"/>
      <style:text-properties fo:font-weight="bold" style:font-weight-asian="bold" style:font-weight-complex="bold"/>
    </style:style>
    <style:style style:name="P5" style:family="paragraph">
      <loext:graphic-properties draw:fill="none"/>
      <style:paragraph-properties fo:text-align="center" style:writing-mode="lr-tb"/>
      <style:text-properties fo:font-weight="bold" style:font-weight-asian="bold"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4.327cm" svg:y1="2.07cm" svg:x2="12.576cm" svg:y2="3.761cm" draw:start-shape="id1" draw:start-glue-point="7" svg:d="M14327 2070l-1751 1691" svg:viewBox="0 0 1752 1692">
          <text:p/>
        </draw:connector>
        <draw:connector draw:style-name="gr1" draw:text-style-name="P1" draw:layer="layout" draw:type="line" svg:x1="16.55cm" svg:y1="3.648cm" svg:x2="12.576cm" svg:y2="3.761cm" svg:d="M16550 3648l-3974 113" svg:viewBox="0 0 3975 114">
          <text:p/>
        </draw:connector>
        <draw:connector draw:style-name="gr1" draw:text-style-name="P1" draw:layer="layout" draw:type="line" svg:x1="14.066cm" svg:y1="5.269cm" svg:x2="12.6cm" svg:y2="3.761cm" draw:start-shape="id2" draw:start-glue-point="5" draw:end-shape="id3" svg:d="M14066 5269l-1466-1508" svg:viewBox="0 0 1467 1509">
          <text:p/>
        </draw:connector>
        <draw:custom-shape draw:style-name="gr2" draw:text-style-name="P3" xml:id="id1" draw:id="id1" draw:layer="layout" svg:width="1.85cm" svg:height="1.85cm" svg:x="14.056cm" svg:y="0.49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16.574cm" svg:y="2.723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1.85cm" svg:height="1.85cm" svg:x="13.795cm" svg:y="4.998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2) rotate (0.580496509213314) translate (2.591cm 3.516cm)" svg:viewBox="0 0 2361 1606" svg:d="M0 0c1880 0 2353 1569 2353 1569l8 37">
          <text:p/>
        </draw:path>
        <draw:path draw:style-name="gr3" draw:text-style-name="P1" draw:layer="layout" svg:width="3.294cm" svg:height="2.37cm" draw:transform="skewX (0.570897198327345) rotate (0.910538270765442) translate (2.567cm 3.40666597938144cm)" svg:viewBox="0 0 3295 2371" svg:d="M0 0c2627 0 3285 2315 3285 2315l10 56">
          <text:p/>
        </draw:path>
        <draw:path draw:style-name="gr3" draw:text-style-name="P1" draw:layer="layout" svg:width="4.826cm" svg:height="2.726cm" draw:transform="skewX (0.931656754714573) rotate (1.1383037381507) translate (2.542cm 3.22758969072165cm)" svg:viewBox="0 0 4827 2727" svg:d="M0 0c3846 1 4812 2663 4812 2663l15 64">
          <text:p/>
        </draw:path>
        <draw:path draw:style-name="gr4" draw:text-style-name="P1" draw:layer="layout" svg:width="3.112cm" svg:height="0.999cm" draw:transform="skewX (-0.0190240888467382) rotate (-2.99044714036708) translate (5.647cm 4.78073570324575cm)" svg:viewBox="0 0 3113 1000" svg:d="M0 0c2922 0 3113 1000 3113 1000">
          <text:p/>
        </draw:path>
        <draw:path draw:style-name="gr4" draw:text-style-name="P1" draw:layer="layout" svg:width="3.57cm" svg:height="1.094cm" draw:transform="skewX (0.044331363000656) rotate (-2.94437044811443) translate (5.68400001608691cm 4.92484180323882cm)" svg:viewBox="0 0 3571 1095" svg:d="M0 0c3212 0 3571 1095 3571 1095">
          <text:p/>
        </draw:path>
        <draw:path draw:style-name="gr4" draw:text-style-name="P1" draw:layer="layout" svg:width="3.757cm" svg:height="1.48cm" draw:transform="skewX (0.035081117965086) rotate (-2.86548156592429) translate (5.74600005967463cm 5.05870429682269cm)" svg:viewBox="0 0 3758 1481" svg:d="M0 0c3672-1 3758 1481 3758 1481">
          <text:p/>
        </draw:path>
        <draw:custom-shape draw:style-name="gr2" draw:text-style-name="P3" draw:layer="layout" svg:width="1.85cm" svg:height="1.85cm" svg:x="0.729cm" svg:y="2.69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5" xml:id="id3" draw:id="id3" draw:layer="layout" svg:width="7.098cm" svg:height="4.745cm" svg:x="5.502cm" svg:y="1.389cm">
          <text:p text:style-name="P4"><text:span text:style-name="T1">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7.228cm" svg:y1="2.071cm" svg:x2="35.477cm" svg:y2="3.762cm" draw:start-shape="id4" draw:start-glue-point="7" svg:d="M37228 2071l-1751 1691" svg:viewBox="0 0 1752 1692">
          <text:p/>
        </draw:connector>
        <draw:custom-shape draw:style-name="gr2" draw:text-style-name="P3" xml:id="id4" draw:id="id4" draw:layer="layout" svg:width="1.85cm" svg:height="1.85cm" svg:x="36.957cm" svg:y="0.492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39.475cm" svg:y="2.724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36.696cm" svg:y="4.999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199) rotate (0.580496509213314) translate (25.492cm 3.517cm)" svg:viewBox="0 0 2361 1606" svg:d="M0 0c1880 0 2353 1569 2353 1569l8 37">
          <text:p/>
        </draw:path>
        <draw:path draw:style-name="gr3" draw:text-style-name="P1" draw:layer="layout" svg:width="3.294cm" svg:height="2.37cm" draw:transform="skewX (0.570897198327345) rotate (0.910538270765442) translate (25.468cm 3.40766597938144cm)" svg:viewBox="0 0 3295 2371" svg:d="M0 0c2627 0 3285 2315 3285 2315l10 56">
          <text:p/>
        </draw:path>
        <draw:path draw:style-name="gr3" draw:text-style-name="P1" draw:layer="layout" svg:width="4.826cm" svg:height="2.726cm" draw:transform="skewX (0.931656754714573) rotate (1.1383037381507) translate (25.443cm 3.22858969072164cm)" svg:viewBox="0 0 4827 2727" svg:d="M0 0c3846 1 4812 2663 4812 2663l15 64">
          <text:p/>
        </draw:path>
        <draw:path draw:style-name="gr4" draw:text-style-name="P1" draw:layer="layout" svg:width="3.112cm" svg:height="0.999cm" draw:transform="skewX (-0.0190240888467382) rotate (-2.99044714036708) translate (28.548cm 4.78173570324575cm)" svg:viewBox="0 0 3113 1000" svg:d="M0 0c2922 0 3113 1000 3113 1000">
          <text:p/>
        </draw:path>
        <draw:path draw:style-name="gr4" draw:text-style-name="P1" draw:layer="layout" svg:width="3.57cm" svg:height="1.094cm" draw:transform="skewX (0.0443313630006559) rotate (-2.94437044811443) translate (28.5850000160869cm 4.92584180323882cm)" svg:viewBox="0 0 3571 1095" svg:d="M0 0c3212 0 3571 1095 3571 1095">
          <text:p/>
        </draw:path>
        <draw:path draw:style-name="gr4" draw:text-style-name="P1" draw:layer="layout" svg:width="3.757cm" svg:height="1.48cm" draw:transform="skewX (0.035081117965086) rotate (-2.86548156592429) translate (28.6470000596746cm 5.05970429682269cm)" svg:viewBox="0 0 3758 1481" svg:d="M0 0c3672-1 3758 1481 3758 1481">
          <text:p/>
        </draw:path>
        <draw:custom-shape draw:style-name="gr2" draw:text-style-name="P3" draw:layer="layout" svg:width="1.85cm" svg:height="1.85cm" svg:x="23.63cm" svg:y="2.691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7.098cm" svg:height="4.745cm" svg:x="28.403cm" svg:y="1.39cm">
          <text:p text:style-name="P4"><text:span text:style-name="T1">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1.541cm" svg:y1="8.745cm" svg:x2="5.936cm" svg:y2="8.745cm">
          <text:p/>
        </draw:line>
        <draw:frame draw:style-name="gr8" draw:text-style-name="P6" draw:layer="layout" svg:width="2.443cm" svg:height="1.14cm" svg:x="5.92cm" svg:y="8.246cm">
          <draw:text-box>
            <text:p>Query</text:p>
          </draw:text-box>
        </draw:frame>
        <draw:line draw:style-name="gr9" draw:text-style-name="P1" draw:layer="layout" svg:x1="15.516cm" svg:y1="8.745cm" svg:x2="19.911cm" svg:y2="8.745cm">
          <text:p/>
        </draw:line>
        <draw:frame draw:style-name="gr10" draw:text-style-name="P6" draw:layer="layout" svg:width="5.542cm" svg:height="0.977cm" svg:x="19.895cm" svg:y="8.246cm">
          <draw:text-box>
            <text:p>Recommendation</text:p>
          </draw:text-box>
        </draw:frame>
        <draw:line draw:style-name="gr11" draw:text-style-name="P1" draw:layer="layout" svg:x1="32.492cm" svg:y1="8.746cm" svg:x2="36.887cm" svg:y2="8.746cm">
          <text:p/>
        </draw:line>
        <draw:frame draw:style-name="gr12" draw:text-style-name="P6" draw:layer="layout" svg:width="3.826cm" svg:height="1.007cm" svg:x="36.871cm" svg:y="8.247cm">
          <draw:text-box>
            <text:p>Inference</text:p>
          </draw:text-box>
        </draw:frame>
        <draw:custom-shape draw:style-name="gr13" draw:text-style-name="P7" draw:layer="layout" svg:width="40.652cm" svg:height="1.35cm" svg:x="0.652cm" svg:y="8.07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7T16:48:47.438000000</meta:creation-date>
    <dc:date>2021-03-17T15:48:04.019000000</dc:date>
    <meta:editing-duration>PT15H9M44S</meta:editing-duration>
    <meta:editing-cycles>15</meta:editing-cycles>
    <meta:generator>LibreOffice/6.4.2.2$Windows_X86_64 LibreOffice_project/4e471d8c02c9c90f512f7f9ead8875b57fcb1ec3</meta:generator>
    <meta:print-date>2021-02-18T08:02:49.874000000</meta:print-date>
    <meta:document-statistic meta:object-count="33"/>
  </office:meta>
</office:document-meta>
</file>